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9D1F732DB8F8AF2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D9D1F732DB8F8AF2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bidt voor zijn volgelingen</text:span></text:p>
            <text:p text:style-name="P3"><text:span text:style-name="T2">(Johannes 17:1-2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4:28.829000000</dc:date>
    <meta:editing-duration>PT2H24M38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